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translation">
        <table:table-row>
          <table:table-cell office:value-type="string">
            <text:p>id</text:p>
          </table:table-cell>
          <table:table-cell office:value-type="string">
            <text:p>datatype</text:p>
          </table:table-cell>
          <table:table-cell office:value-type="string">
            <text:p>source</text:p>
          </table:table-cell>
          <table:table-cell office:value-type="string">
            <text:p>target</text:p>
          </table:table-cell>
          <table:table-cell office:value-type="string">
            <text:p>state</text:p>
          </table:table-cell>
          <table:table-cell office:value-type="string">
            <text:p>Source File</text:p>
          </table:table-cell>
          <table:table-cell office:value-type="string">
            <text:p>Line Number</text:p>
          </table:table-cell>
          <table:table-cell office:value-type="string">
            <text:p>Meaning prioirty</text:p>
          </table:table-cell>
          <table:table-cell office:value-type="string">
            <text:p>Meaning</text:p>
          </table:table-cell>
          <table:table-cell office:value-type="string">
            <text:p>description priority</text:p>
          </table:table-cell>
          <table:table-cell office:value-type="string">
            <text:p>description</text:p>
          </table:table-cell>
        </table:table-row>
        <table:table-row>
          <table:table-cell office:value-type="string">
            <text:p>0fd6f6b4d0afb07e5eb38fc06f92459f67f12805</text:p>
          </table:table-cell>
          <table:table-cell office:value-type="string">
            <text:p>html</text:p>
          </table:table-cell>
          <table:table-cell office:value-type="string">
            <text:p>Races</text:p>
          </table:table-cell>
          <table:table-cell office:value-type="string">
            <text:p>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Menu header<text:s/></text:p>
          </table:table-cell>
          <table:table-cell office:value-type="string">
            <text:p>1</text:p>
          </table:table-cell>
          <table:table-cell office:value-type="string">
            <text:p><text:s/>Menu headder that expands on hover shoving at the top of the app</text:p>
          </table:table-cell>
        </table:table-row>
        <table:table-row>
          <table:table-cell office:value-type="string">
            <text:p>2750833695e9b2509a7d5cb2671da8f0eb0d084c</text:p>
          </table:table-cell>
          <table:table-cell office:value-type="string">
            <text:p>html</text:p>
          </table:table-cell>
          <table:table-cell office:value-type="string">
            <text:p>Create new race</text:p>
          </table:table-cell>
          <table:table-cell office:value-type="string">
            <text:p>Create new race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decb7216ad339124f0aa3063ac968d22dcb92032</text:p>
          </table:table-cell>
          <table:table-cell office:value-type="string">
            <text:p>html</text:p>
          </table:table-cell>
          <table:table-cell office:value-type="string">
            <text:p>Manage your races</text:p>
          </table:table-cell>
          <table:table-cell office:value-type="string">
            <text:p>Manage your 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69403fd70e429fcc6204f5a8f66da529e2ee89b2</text:p>
          </table:table-cell>
          <table:table-cell office:value-type="string">
            <text:p>html</text:p>
          </table:table-cell>
          <table:table-cell office:value-type="string">
            <text:p>Find races</text:p>
          </table:table-cell>
          <table:table-cell office:value-type="string">
            <text:p>Find race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27079d7bfca5574be6f6b2e696f304d7e066b0ed</text:p>
          </table:table-cell>
          <table:table-cell office:value-type="string">
            <text:p>html</text:p>
          </table:table-cell>
          <table:table-cell office:value-type="string">
            <text:p>Teams</text:p>
          </table:table-cell>
          <table:table-cell office:value-type="string">
            <text:p>Teams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Menu header<text:s/></text:p>
          </table:table-cell>
          <table:table-cell office:value-type="string">
            <text:p>1</text:p>
          </table:table-cell>
          <table:table-cell office:value-type="string">
            <text:p><text:s/>Menu headder that expands on hover shoving at the top of the app</text:p>
          </table:table-cell>
        </table:table-row>
        <table:table-row>
          <table:table-cell office:value-type="string">
            <text:p>1dddec9a77877c93dd86ee056888aaf47c52900f</text:p>
          </table:table-cell>
          <table:table-cell office:value-type="string">
            <text:p>html</text:p>
          </table:table-cell>
          <table:table-cell office:value-type="string">
            <text:p>Create new team</text:p>
          </table:table-cell>
          <table:table-cell office:value-type="string">
            <text:p>Create new team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f00a45a9441985450c07fd9baf97172c786e3db3</text:p>
          </table:table-cell>
          <table:table-cell office:value-type="string">
            <text:p>html</text:p>
          </table:table-cell>
          <table:table-cell office:value-type="string">
            <text:p>Manage your teams<text:s/></text:p>
          </table:table-cell>
          <table:table-cell office:value-type="string">
            <text:p>Manage your teams<text:s/>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1e73dfc6d2ab82a80b6b06b663c4ea323fc11efb</text:p>
          </table:table-cell>
          <table:table-cell office:value-type="string">
            <text:p>html</text:p>
          </table:table-cell>
          <table:table-cell office:value-type="string">
            <text:p>Find team</text:p>
          </table:table-cell>
          <table:table-cell office:value-type="string">
            <text:p>Find team</text:p>
          </table:table-cell>
          <table:table-cell office:value-type="string">
            <text:p>final</text:p>
          </table:table-cell>
          <table:table-cell office:value-type="string">
            <text:p>src/app/core/header/menu-bar/menu-bar.component.html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Menu item<text:s/></text:p>
          </table:table-cell>
          <table:table-cell office:value-type="string">
            <text:p>1</text:p>
          </table:table-cell>
          <table:table-cell office:value-type="string">
            <text:p><text:s/>Menu item link that leads to another page</text:p>
          </table:table-cell>
        </table:table-row>
        <table:table-row>
          <table:table-cell office:value-type="string">
            <text:p>fb51e5e15d7377044e300d45bc1eac6fe73e4881</text:p>
          </table:table-cell>
          <table:table-cell office:value-type="string">
            <text:p>html</text:p>
          </table:table-cell>
          <table:table-cell office:value-type="string">
            <text:p>Create new Team</text:p>
          </table:table-cell>
          <table:table-cell office:value-type="string">
            <text:p>Create new Team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Title<text:s/></text:p>
          </table:table-cell>
          <table:table-cell office:value-type="string">
            <text:p>1</text:p>
          </table:table-cell>
          <table:table-cell office:value-type="string">
            <text:p><text:s/>Title for the page</text:p>
          </table:table-cell>
        </table:table-row>
        <table:table-row>
          <table:table-cell office:value-type="string">
            <text:p>db7276d33df15580e0f3068d2417a01506cfb642</text:p>
          </table:table-cell>
          <table:table-cell office:value-type="string">
            <text:p>html</text:p>
          </table:table-cell>
          <table:table-cell office:value-type="string">
            <text:p><text:s/>Enter Team Name</text:p>
          </table:table-cell>
          <table:table-cell office:value-type="string">
            <text:p><text:s/>Enter Team Name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Input label<text:s/></text:p>
          </table:table-cell>
          <table:table-cell office:value-type="string">
            <text:p>1</text:p>
          </table:table-cell>
          <table:table-cell office:value-type="string">
            <text:p><text:s/>Label for the team input</text:p>
          </table:table-cell>
        </table:table-row>
        <table:table-row>
          <table:table-cell office:value-type="string">
            <text:p>6723899a8eb9807eb47530a189d11e87dc02421c</text:p>
          </table:table-cell>
          <table:table-cell office:value-type="string">
            <text:p>html</text:p>
          </table:table-cell>
          <table:table-cell office:value-type="string">
            <text:p>Test</text:p>
          </table:table-cell>
          <table:table-cell office:value-type="string">
            <text:p>Test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Team name placeholder<text:s/></text:p>
          </table:table-cell>
          <table:table-cell office:value-type="string">
            <text:p>1</text:p>
          </table:table-cell>
          <table:table-cell office:value-type="string">
            <text:p><text:s/>Placeholder fot the team name input</text:p>
          </table:table-cell>
        </table:table-row>
        <table:table-row>
          <table:table-cell office:value-type="string">
            <text:p>d70b96189cc700d6da1f121b4837aab07eb796b9</text:p>
          </table:table-cell>
          <table:table-cell office:value-type="string">
            <text:p>html</text:p>
          </table:table-cell>
          <table:table-cell office:value-type="string">
            <text:p>Submit</text:p>
          </table:table-cell>
          <table:table-cell office:value-type="string">
            <text:p>Submit</text:p>
          </table:table-cell>
          <table:table-cell office:value-type="string">
            <text:p>final</text:p>
          </table:table-cell>
          <table:table-cell office:value-type="string">
            <text:p>src/app/modules/teams/pages/create-team-page/create-team-page.component.html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ubmit button<text:s/></text:p>
          </table:table-cell>
          <table:table-cell office:value-type="string">
            <text:p>1</text:p>
          </table:table-cell>
          <table:table-cell office:value-type="string">
            <text:p><text:s/>Button that will submit a new team after form is fille out<text:s/></text:p>
          </table:table-cell>
        </table:table-row>
      </table:table>
      <table:table table:name="xliffData">
        <table:table-row>
          <table:table-cell office:value-type="string">
            <text:p>version</text:p>
          </table:table-cell>
          <table:table-cell office:value-type="string">
            <text:p>1.2</text:p>
          </table:table-cell>
        </table:table-row>
        <table:table-row>
          <table:table-cell office:value-type="string">
            <text:p>xmlns</text:p>
          </table:table-cell>
          <table:table-cell office:value-type="string">
            <text:p>urn:oasis:names:tc:xliff:document:1.2</text:p>
          </table:table-cell>
        </table:table-row>
      </table:table>
      <table:table table:name="fileData">
        <table:table-row>
          <table:table-cell office:value-type="string">
            <text:p>source-language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datatype</text:p>
          </table:table-cell>
          <table:table-cell office:value-type="string">
            <text:p>plaintext</text:p>
          </table:table-cell>
        </table:table-row>
        <table:table-row>
          <table:table-cell office:value-type="string">
            <text:p>original</text:p>
          </table:table-cell>
          <table:table-cell office:value-type="string">
            <text:p>ng2.template</text:p>
          </table:table-cell>
        </table:table-row>
        <table:table-row>
          <table:table-cell office:value-type="string">
            <text:p>target-language</text:p>
          </table:table-cell>
          <table:table-cell office:value-type="string">
            <text:p>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2</meta:generator>
  </office:meta>
</office:document-meta>
</file>